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text-properties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1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7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6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7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8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1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2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4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7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59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0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1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2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5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7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8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1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2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4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5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7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4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5" style:family="paragraph" style:parent-style-name="Standard">
      <style:text-properties officeooo:paragraph-rsid="00d2ea77"/>
    </style:style>
    <style:style style:name="P86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7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8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89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0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officeooo:paragraph-rsid="00d2ea77"/>
    </style:style>
    <style:style style:name="P94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5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6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7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8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3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4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5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6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7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8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4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5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6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7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8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3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4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5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6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7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8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4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5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6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7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8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39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3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4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5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6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7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8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3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4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5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6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7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3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5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6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69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0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3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4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5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6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79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1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2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5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6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89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2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3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4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6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8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9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2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3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6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09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3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4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6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7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29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0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1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5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6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7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8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39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1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officeooo:rsid="025fd3ba"/>
    </style:style>
    <style:style style:name="T8" style:family="text">
      <style:text-properties officeooo:rsid="025a7f43"/>
    </style:style>
    <style:style style:name="T9" style:family="text">
      <style:text-properties officeooo:rsid="025dd0dd"/>
    </style:style>
    <style:style style:name="T10" style:family="text">
      <style:text-properties style:text-underline-style="solid" style:text-underline-width="auto" style:text-underline-color="font-color" officeooo:rsid="0063b63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2646c62"/>
    </style:style>
    <style:style style:name="T13" style:family="text">
      <style:text-properties officeooo:rsid="0268fc82"/>
    </style:style>
    <style:style style:name="T14" style:family="text">
      <style:text-properties officeooo:rsid="026ad2ec"/>
    </style:style>
    <style:style style:name="T15" style:family="text">
      <style:text-properties officeooo:rsid="0268d7d9"/>
    </style:style>
    <style:style style:name="T16" style:family="text">
      <style:text-properties officeooo:rsid="026c3d38"/>
    </style:style>
    <style:style style:name="T17" style:family="text">
      <style:text-properties style:text-underline-style="solid" style:text-underline-width="auto" style:text-underline-color="font-color" officeooo:rsid="0079c660"/>
    </style:style>
    <style:style style:name="T18" style:family="text">
      <style:text-properties style:text-underline-style="solid" style:text-underline-width="auto" style:text-underline-color="font-color" officeooo:rsid="00818030"/>
    </style:style>
    <style:style style:name="T19" style:family="text">
      <style:text-properties style:text-underline-style="solid" style:text-underline-width="auto" style:text-underline-color="font-color" officeooo:rsid="023478cc"/>
    </style:style>
    <style:style style:name="T20" style:family="text">
      <style:text-properties officeooo:rsid="02376253"/>
    </style:style>
    <style:style style:name="T21" style:family="text">
      <style:text-properties officeooo:rsid="023933f6"/>
    </style:style>
    <style:style style:name="T22" style:family="text">
      <style:text-properties officeooo:rsid="02372915"/>
    </style:style>
    <style:style style:name="T23" style:family="text">
      <style:text-properties officeooo:rsid="0237b804"/>
    </style:style>
    <style:style style:name="T24" style:family="text">
      <style:text-properties officeooo:rsid="0241bbfe"/>
    </style:style>
    <style:style style:name="T25" style:family="text">
      <style:text-properties officeooo:rsid="0243f0b7"/>
    </style:style>
    <style:style style:name="T26" style:family="text">
      <style:text-properties officeooo:rsid="02460a50"/>
    </style:style>
    <style:style style:name="T27" style:family="text">
      <style:text-properties officeooo:rsid="009955a8"/>
    </style:style>
    <style:style style:name="T28" style:family="text">
      <style:text-properties officeooo:rsid="024dd3ce"/>
    </style:style>
    <style:style style:name="T29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1" style:family="text">
      <style:text-properties officeooo:rsid="016911fe"/>
    </style:style>
    <style:style style:name="T32" style:family="text">
      <style:text-properties officeooo:rsid="019b411f"/>
    </style:style>
    <style:style style:name="T33" style:family="text">
      <style:text-properties officeooo:rsid="019d475c"/>
    </style:style>
    <style:style style:name="T34" style:family="text">
      <style:text-properties officeooo:rsid="019f1375"/>
    </style:style>
    <style:style style:name="T35" style:family="text">
      <style:text-properties officeooo:rsid="019f6bf2"/>
    </style:style>
    <style:style style:name="T36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9" style:family="text">
      <style:text-properties officeooo:rsid="01a54b31"/>
    </style:style>
    <style:style style:name="T40" style:family="text">
      <style:text-properties officeooo:rsid="01a71ab7"/>
    </style:style>
    <style:style style:name="T41" style:family="text">
      <style:text-properties officeooo:rsid="01a775c8"/>
    </style:style>
    <style:style style:name="T42" style:family="text">
      <style:text-properties officeooo:rsid="021a8e0e"/>
    </style:style>
    <style:style style:name="T43" style:family="text">
      <style:text-properties officeooo:rsid="01740416"/>
    </style:style>
    <style:style style:name="T44" style:family="text">
      <style:text-properties officeooo:rsid="021901a4"/>
    </style:style>
    <style:style style:name="T45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46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47" style:family="text">
      <style:text-properties officeooo:rsid="01a3ee2f"/>
    </style:style>
    <style:style style:name="T48" style:family="text">
      <style:text-properties officeooo:rsid="016b3d87"/>
    </style:style>
    <style:style style:name="T49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0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1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2" style:family="text">
      <style:text-properties officeooo:rsid="016f107a"/>
    </style:style>
    <style:style style:name="T53" style:family="text">
      <style:text-properties officeooo:rsid="01708151"/>
    </style:style>
    <style:style style:name="T54" style:family="text">
      <style:text-properties officeooo:rsid="01709967"/>
    </style:style>
    <style:style style:name="T55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8" style:family="text">
      <style:text-properties officeooo:rsid="01616c1a"/>
    </style:style>
    <style:style style:name="T59" style:family="text">
      <style:text-properties officeooo:rsid="013e2120"/>
    </style:style>
    <style:style style:name="T60" style:family="text">
      <style:text-properties officeooo:rsid="01631034"/>
    </style:style>
    <style:style style:name="T61" style:family="text">
      <style:text-properties officeooo:rsid="013ded00"/>
    </style:style>
    <style:style style:name="T62" style:family="text">
      <style:text-properties officeooo:rsid="0163f451"/>
    </style:style>
    <style:style style:name="T63" style:family="text">
      <style:text-properties officeooo:rsid="01654b68"/>
    </style:style>
    <style:style style:name="T64" style:family="text">
      <style:text-properties officeooo:rsid="01442540"/>
    </style:style>
    <style:style style:name="T65" style:family="text">
      <style:text-properties officeooo:rsid="016607eb"/>
    </style:style>
    <style:style style:name="T66" style:family="text">
      <style:text-properties officeooo:rsid="0168cbac"/>
    </style:style>
    <style:style style:name="T67" style:family="text">
      <style:text-properties officeooo:rsid="01773cae"/>
    </style:style>
    <style:style style:name="T68" style:family="text">
      <style:text-properties officeooo:rsid="0179ba53"/>
    </style:style>
    <style:style style:name="T69" style:family="text">
      <style:text-properties officeooo:rsid="01810e99"/>
    </style:style>
    <style:style style:name="T70" style:family="text">
      <style:text-properties officeooo:rsid="01828e1e"/>
    </style:style>
    <style:style style:name="T7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2" style:family="text">
      <style:text-properties style:text-underline-style="none"/>
    </style:style>
    <style:style style:name="T73" style:family="text">
      <style:text-properties style:text-underline-style="solid" style:text-underline-width="auto" style:text-underline-color="font-color" officeooo:rsid="00a896fb"/>
    </style:style>
    <style:style style:name="T74" style:family="text">
      <style:text-properties officeooo:rsid="01bc380d"/>
    </style:style>
    <style:style style:name="T75" style:family="text">
      <style:text-properties officeooo:rsid="01ca0036"/>
    </style:style>
    <style:style style:name="T76" style:family="text">
      <style:text-properties fo:color="#ff0000" loext:opacity="100%" style:text-underline-style="solid" style:text-underline-width="auto" style:text-underline-color="font-color" officeooo:rsid="00a896fb"/>
    </style:style>
    <style:style style:name="T77" style:family="text">
      <style:text-properties officeooo:rsid="00a896fb"/>
    </style:style>
    <style:style style:name="T78" style:family="text">
      <style:text-properties officeooo:rsid="01cb4c7c"/>
    </style:style>
    <style:style style:name="T79" style:family="text">
      <style:text-properties officeooo:rsid="01df2a9a"/>
    </style:style>
    <style:style style:name="T80" style:family="text">
      <style:text-properties fo:color="#ff0000" loext:opacity="100%" style:text-underline-style="solid" style:text-underline-width="auto" style:text-underline-color="font-color" officeooo:rsid="00a93f62"/>
    </style:style>
    <style:style style:name="T81" style:family="text">
      <style:text-properties officeooo:rsid="00a93f62"/>
    </style:style>
    <style:style style:name="T82" style:family="text">
      <style:text-properties officeooo:rsid="01d6c055"/>
    </style:style>
    <style:style style:name="T83" style:family="text">
      <style:text-properties officeooo:rsid="01d90578"/>
    </style:style>
    <style:style style:name="T84" style:family="text">
      <style:text-properties officeooo:rsid="01dbb7fb"/>
    </style:style>
    <style:style style:name="T85" style:family="text">
      <style:text-properties officeooo:rsid="01dd8ab8"/>
    </style:style>
    <style:style style:name="T86" style:family="text">
      <style:text-properties officeooo:rsid="0144f084"/>
    </style:style>
    <style:style style:name="T87" style:family="text">
      <style:text-properties officeooo:rsid="01465b33"/>
    </style:style>
    <style:style style:name="T88" style:family="text">
      <style:text-properties fo:font-size="16pt" officeooo:rsid="00add342" style:font-size-asian="14pt" style:font-size-complex="16pt"/>
    </style:style>
    <style:style style:name="T89" style:family="text">
      <style:text-properties fo:font-size="16pt" officeooo:rsid="00e58f72" style:font-size-asian="14pt" style:font-size-complex="16pt"/>
    </style:style>
    <style:style style:name="T90" style:family="text">
      <style:text-properties fo:font-size="16pt" officeooo:rsid="0148c406" style:font-size-asian="14pt" style:font-size-complex="16pt"/>
    </style:style>
    <style:style style:name="T91" style:family="text">
      <style:text-properties officeooo:rsid="0148ec47"/>
    </style:style>
    <style:style style:name="T92" style:family="text">
      <style:text-properties officeooo:rsid="014a662a"/>
    </style:style>
    <style:style style:name="T93" style:family="text">
      <style:text-properties officeooo:rsid="014a8a26"/>
    </style:style>
    <style:style style:name="T94" style:family="text">
      <style:text-properties officeooo:rsid="014d3fc4"/>
    </style:style>
    <style:style style:name="T95" style:family="text">
      <style:text-properties officeooo:rsid="014f8098"/>
    </style:style>
    <style:style style:name="T96" style:family="text">
      <style:text-properties officeooo:rsid="01506429"/>
    </style:style>
    <style:style style:name="T97" style:family="text">
      <style:text-properties officeooo:rsid="0154b529"/>
    </style:style>
    <style:style style:name="T98" style:family="text">
      <style:text-properties officeooo:rsid="0155f557"/>
    </style:style>
    <style:style style:name="T99" style:family="text">
      <style:text-properties officeooo:rsid="015d0fbc"/>
    </style:style>
    <style:style style:name="T100" style:family="text">
      <style:text-properties officeooo:rsid="00f486f9"/>
    </style:style>
    <style:style style:name="T101" style:family="text">
      <style:text-properties officeooo:rsid="018b1d81"/>
    </style:style>
    <style:style style:name="T102" style:family="text">
      <style:text-properties officeooo:rsid="01903b6d"/>
    </style:style>
    <style:style style:name="T103" style:family="text">
      <style:text-properties officeooo:rsid="01905aaa"/>
    </style:style>
    <style:style style:name="T104" style:family="text">
      <style:text-properties officeooo:rsid="0192cae7"/>
    </style:style>
    <style:style style:name="T105" style:family="text">
      <style:text-properties officeooo:rsid="019600f6"/>
    </style:style>
    <style:style style:name="T106" style:family="text">
      <style:text-properties officeooo:rsid="01983dfe"/>
    </style:style>
    <style:style style:name="T107" style:family="text">
      <style:text-properties officeooo:rsid="01026dd9"/>
    </style:style>
    <style:style style:name="T108" style:family="text">
      <style:text-properties officeooo:rsid="01028bd7"/>
    </style:style>
    <style:style style:name="T109" style:family="text">
      <style:text-properties officeooo:rsid="0102c6f2"/>
    </style:style>
    <style:style style:name="T110" style:family="text">
      <style:text-properties officeooo:rsid="01045409"/>
    </style:style>
    <style:style style:name="T111" style:family="text">
      <style:text-properties officeooo:rsid="010c17f9"/>
    </style:style>
    <style:style style:name="T112" style:family="text">
      <style:text-properties officeooo:rsid="010cb075"/>
    </style:style>
    <style:style style:name="T113" style:family="text">
      <style:text-properties fo:font-size="16pt" style:text-underline-style="none" style:font-size-asian="14pt" style:font-size-complex="16pt"/>
    </style:style>
    <style:style style:name="T114" style:family="text">
      <style:text-properties style:text-underline-style="solid" style:text-underline-width="auto" style:text-underline-color="font-color" officeooo:rsid="023214a2"/>
    </style:style>
    <style:style style:name="T115" style:family="text">
      <style:text-properties style:text-underline-style="solid" style:text-underline-width="auto" style:text-underline-color="font-color" officeooo:rsid="011e29b9"/>
    </style:style>
    <style:style style:name="T116" style:family="text">
      <style:text-properties fo:font-weight="bold" officeooo:rsid="01eb472f" style:font-weight-asian="bold" style:font-weight-complex="bold"/>
    </style:style>
    <style:style style:name="T117" style:family="text">
      <style:text-properties officeooo:rsid="01eb472f"/>
    </style:style>
    <style:style style:name="T118" style:family="text">
      <style:text-properties officeooo:rsid="01eda450"/>
    </style:style>
    <style:style style:name="T119" style:family="text">
      <style:text-properties officeooo:rsid="01edbf19"/>
    </style:style>
    <style:style style:name="T120" style:family="text">
      <style:text-properties fo:font-weight="bold" officeooo:rsid="01f2d93e" style:font-weight-asian="bold" style:font-weight-complex="bold"/>
    </style:style>
    <style:style style:name="T121" style:family="text">
      <style:text-properties officeooo:rsid="01f2d93e"/>
    </style:style>
    <style:style style:name="T122" style:family="text">
      <style:text-properties officeooo:rsid="01f33f51"/>
    </style:style>
    <style:style style:name="T123" style:family="text">
      <style:text-properties officeooo:rsid="01f5e877"/>
    </style:style>
    <style:style style:name="T124" style:family="text">
      <style:text-properties officeooo:rsid="01f6ace2"/>
    </style:style>
    <style:style style:name="T125" style:family="text">
      <style:text-properties style:use-window-font-color="true" loext:opacity="0%" fo:font-weight="bold" officeooo:rsid="01f89dd0" style:font-weight-asian="bold" style:font-weight-complex="bold"/>
    </style:style>
    <style:style style:name="T126" style:family="text">
      <style:text-properties style:use-window-font-color="true" loext:opacity="0%" officeooo:rsid="01f89dd0"/>
    </style:style>
    <style:style style:name="T127" style:family="text">
      <style:text-properties style:use-window-font-color="true" loext:opacity="0%" officeooo:rsid="01fa8cef"/>
    </style:style>
    <style:style style:name="T128" style:family="text">
      <style:text-properties style:use-window-font-color="true" loext:opacity="0%" officeooo:rsid="01fc5430"/>
    </style:style>
    <style:style style:name="T129" style:family="text">
      <style:text-properties fo:font-weight="bold" officeooo:rsid="01fe77ca" style:font-weight-asian="bold" style:font-weight-complex="bold"/>
    </style:style>
    <style:style style:name="T130" style:family="text">
      <style:text-properties officeooo:rsid="01fe77ca"/>
    </style:style>
    <style:style style:name="T131" style:family="text">
      <style:text-properties officeooo:rsid="01ffaeea"/>
    </style:style>
    <style:style style:name="T132" style:family="text">
      <style:text-properties officeooo:rsid="02006345"/>
    </style:style>
    <style:style style:name="T133" style:family="text">
      <style:text-properties fo:font-weight="bold" officeooo:rsid="0202635f" style:font-weight-asian="bold" style:font-weight-complex="bold"/>
    </style:style>
    <style:style style:name="T134" style:family="text">
      <style:text-properties officeooo:rsid="0202635f"/>
    </style:style>
    <style:style style:name="T135" style:family="text">
      <style:text-properties officeooo:rsid="0203e4d9"/>
    </style:style>
    <style:style style:name="T136" style:family="text">
      <style:text-properties officeooo:rsid="0204f942"/>
    </style:style>
    <style:style style:name="T137" style:family="text">
      <style:text-properties officeooo:rsid="0204a648"/>
    </style:style>
    <style:style style:name="T138" style:family="text">
      <style:text-properties fo:font-weight="bold" officeooo:rsid="0207e0c8" style:font-weight-asian="bold" style:font-weight-complex="bold"/>
    </style:style>
    <style:style style:name="T139" style:family="text">
      <style:text-properties officeooo:rsid="0207e0c8"/>
    </style:style>
    <style:style style:name="T140" style:family="text">
      <style:text-properties officeooo:rsid="021beef1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21aa521" style:font-weight-asian="bold" style:font-weight-complex="bold"/>
    </style:style>
    <style:style style:name="T143" style:family="text">
      <style:text-properties officeooo:rsid="021aa521"/>
    </style:style>
    <style:style style:name="T144" style:family="text">
      <style:text-properties officeooo:rsid="021e19da"/>
    </style:style>
    <style:style style:name="T145" style:family="text">
      <style:text-properties officeooo:rsid="021e5e8a"/>
    </style:style>
    <style:style style:name="T146" style:family="text">
      <style:text-properties officeooo:rsid="01e34d5c"/>
    </style:style>
    <style:style style:name="T147" style:family="text">
      <style:text-properties officeooo:rsid="01e77a12"/>
    </style:style>
    <style:style style:name="T148" style:family="text">
      <style:text-properties style:text-underline-style="solid" style:text-underline-width="auto" style:text-underline-color="font-color" officeooo:rsid="012a5d09"/>
    </style:style>
    <style:style style:name="T149" style:family="text">
      <style:text-properties officeooo:rsid="023440b4"/>
    </style:style>
    <style:style style:name="T150" style:family="text">
      <style:text-properties officeooo:rsid="012d4e0d"/>
    </style:style>
    <style:style style:name="T151" style:family="text">
      <style:text-properties officeooo:rsid="0138c29b"/>
    </style:style>
    <style:style style:name="T152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7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8">View </text:span>staff <text:span text:style-name="T9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10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5"><text:soft-page-break/>Admin edits product.</text:p>
        </text:list-item>
        <text:list-item>
          <text:p text:style-name="P25">Admin deactivates product.</text:p>
        </text:list-item>
        <text:list-item>
          <text:p text:style-name="P26">Admin activates product.</text:p>
        </text:list-item>
        <text:list-item>
          <text:p text:style-name="P27">User (Admin or Staff) <text:s/>views product details.</text:p>
        </text:list-item>
        <text:list-item>
          <text:p text:style-name="P28">Admin views active products.</text:p>
        </text:list-item>
        <text:list-item>
          <text:p text:style-name="P28">Admin views deactivated products.</text:p>
        </text:list-item>
      </text:list>
      <text:p text:style-name="P29"/>
      <text:p text:style-name="P30">2.3 <text:span text:style-name="T11">Supplier Management</text:span></text:p>
      <text:p text:style-name="P31"/>
      <text:list text:style-name="L4">
        <text:list-item>
          <text:p text:style-name="P32">Admin <text:span text:style-name="T12">creates</text:span> supplier.</text:p>
        </text:list-item>
        <text:list-item>
          <text:p text:style-name="P32">Admin edits supplier.</text:p>
        </text:list-item>
        <text:list-item>
          <text:p text:style-name="P33">Admin deactivates supplier.</text:p>
        </text:list-item>
        <text:list-item>
          <text:p text:style-name="P34">Admin activates supplier.</text:p>
        </text:list-item>
        <text:list-item>
          <text:p text:style-name="P35"><text:span text:style-name="T13">Admin v</text:span>iew<text:span text:style-name="T13">s</text:span> supplier.</text:p>
        </text:list-item>
        <text:list-item>
          <text:p text:style-name="P36"><text:span text:style-name="T13">Admin v</text:span>iew<text:span text:style-name="T14">s </text:span><text:span text:style-name="T15">activated</text:span> suppliers.</text:p>
        </text:list-item>
        <text:list-item>
          <text:p text:style-name="P37"><text:span text:style-name="T16">Admin v</text:span>iew<text:span text:style-name="T16">s</text:span> deactivated suppliers.</text:p>
        </text:list-item>
      </text:list>
      <text:p text:style-name="P38"/>
      <text:p text:style-name="P39">2.4 <text:span text:style-name="T17">Stock Management</text:span></text:p>
      <text:p text:style-name="P40"/>
      <text:list text:style-name="L5">
        <text:list-item>
          <text:p text:style-name="P41">Admin records incoming stock.</text:p>
        </text:list-item>
        <text:list-item>
          <text:p text:style-name="P42">Senior Staff record incoming stock.</text:p>
        </text:list-item>
        <text:list-item>
          <text:p text:style-name="P43">Staff record outgoing stock.</text:p>
        </text:list-item>
        <text:list-item>
          <text:p text:style-name="P43">Admin records adjustments.</text:p>
        </text:list-item>
        <text:list-item>
          <text:p text:style-name="P43">Admin views stock movement history.</text:p>
        </text:list-item>
      </text:list>
      <text:p text:style-name="P44"/>
      <text:p text:style-name="P45">2.5 <text:span text:style-name="T18">Forecasting</text:span></text:p>
      <text:p text:style-name="P46"/>
      <text:list text:style-name="L6">
        <text:list-item>
          <text:p text:style-name="P47">Admin/Staff view forecasts.</text:p>
        </text:list-item>
        <text:list-item>
          <text:p text:style-name="P48">Admin triggers manual forecast refresh (if needed).</text:p>
        </text:list-item>
      </text:list>
      <text:p text:style-name="P49"/>
      <text:p text:style-name="P50">2.6 <text:span text:style-name="T19">Procurement Management</text:span></text:p>
      <text:p text:style-name="P51"/>
      <text:list text:style-name="L7">
        <text:list-item>
          <text:p text:style-name="P52">Admin/<text:span text:style-name="T20">Senior </text:span><text:span text:style-name="T21">s</text:span><text:span text:style-name="T22">taff</text:span> creates purchase order.</text:p>
        </text:list-item>
        <text:list-item>
          <text:p text:style-name="P53">Admin/<text:span text:style-name="T20">S</text:span><text:span text:style-name="T23">enior </text:span><text:span text:style-name="T21">s</text:span><text:span text:style-name="T20">ta</text:span><text:span text:style-name="T23">ff</text:span> adds <text:span text:style-name="T24">product </text:span>line item.</text:p>
        </text:list-item>
        <text:list-item>
          <text:p text:style-name="P53">Admin/<text:span text:style-name="T21">Senior staff</text:span> removes <text:span text:style-name="T25">product </text:span>line item.</text:p>
        </text:list-item>
        <text:list-item>
          <text:p text:style-name="P54">Admin/Senior staff view purchase order.</text:p>
        </text:list-item>
        <text:list-item>
          <text:p text:style-name="P55">Admin/Senior staff edits purchase order.</text:p>
        </text:list-item>
        <text:list-item>
          <text:p text:style-name="P56">Admin/<text:span text:style-name="T26">Senior staff</text:span> exports purchase order to PDF.</text:p>
        </text:list-item>
      </text:list>
      <text:p text:style-name="P57"><text:soft-page-break/></text:p>
      <text:p text:style-name="P58">2.7 <text:span text:style-name="T11">Reporting</text:span></text:p>
      <text:p text:style-name="P59"/>
      <text:list text:style-name="L8">
        <text:list-item>
          <text:p text:style-name="P60">Admin/Staff view stock valuation report.</text:p>
        </text:list-item>
        <text:list-item>
          <text:p text:style-name="P60">Admin/Staff view fastest-moving items report.</text:p>
        </text:list-item>
        <text:list-item>
          <text:p text:style-name="P61">Admin/Staff view slow-moving items report.</text:p>
        </text:list-item>
        <text:list-item>
          <text:p text:style-name="P62">Admin/Staff view forecast report.</text:p>
        </text:list-item>
        <text:list-item>
          <text:p text:style-name="P62">Admin/Staff view monthly usage report.</text:p>
        </text:list-item>
        <text:list-item>
          <text:p text:style-name="P63">Admin/Staff view <text:span text:style-name="T27">shrinkage/adjustment report.</text:span></text:p>
        </text:list-item>
        <text:list-item>
          <text:p text:style-name="P64">Admin/Staff export reports to CSV/PDF.</text:p>
        </text:list-item>
      </text:list>
      <text:p text:style-name="P65"/>
      <text:p text:style-name="P66">2.8 <text:span text:style-name="T11">Dashboard</text:span></text:p>
      <text:p text:style-name="P67"/>
      <text:list text:style-name="L9">
        <text:list-item>
          <text:p text:style-name="P68">Admin/Staff view low stock.</text:p>
        </text:list-item>
        <text:list-item>
          <text:p text:style-name="P68"><text:span text:style-name="T28">Admin/Staff view </text:span>predicted stockouts.</text:p>
        </text:list-item>
      </text:list>
      <text:p text:style-name="P69"/>
      <text:p text:style-name="P70">____________________________________________________________</text:p>
      <text:p text:style-name="P71">3. Entities</text:p>
      <text:p text:style-name="P72"/>
      <text:p text:style-name="P73"><text:span text:style-name="T29">3.1 </text:span><text:span text:style-name="T30">Admin</text:span></text:p>
      <text:p text:style-name="P74"/>
      <text:list text:style-name="L10">
        <text:list-item>
          <text:p text:style-name="P75">Id → <text:span text:style-name="T31">A unique ID for the </text:span><text:span text:style-name="T32">admin.</text:span></text:p>
        </text:list-item>
        <text:list-item>
          <text:p text:style-name="P76">FirstName → <text:span text:style-name="T31">The first name of the </text:span><text:span text:style-name="T33">admin.</text:span></text:p>
        </text:list-item>
        <text:list-item>
          <text:p text:style-name="P77">LastName → <text:span text:style-name="T31">The last name of the staff.</text:span></text:p>
        </text:list-item>
        <text:list-item>
          <text:p text:style-name="P78">Email → <text:span text:style-name="T34">The admin’s email.</text:span></text:p>
        </text:list-item>
        <text:list-item>
          <text:p text:style-name="P78">Username → <text:span text:style-name="T34">The admin’s personal username or login username.</text:span></text:p>
        </text:list-item>
        <text:list-item>
          <text:p text:style-name="P79">PasswordHash → <text:span text:style-name="T35">The admin’s hashed password.</text:span></text:p>
        </text:list-item>
        <text:list-item>
          <text:p text:style-name="P80"><text:span text:style-name="T36">Role</text:span><text:span text:style-name="T37">Id → </text:span><text:span text:style-name="T38">Indicates the role of the admin (Admin).</text:span></text:p>
        </text:list-item>
        <text:list-item>
          <text:p text:style-name="P81">Status → <text:span text:style-name="T39">Indicates if the admin is still active in the company or is deactivated.</text:span></text:p>
        </text:list-item>
        <text:list-item>
          <text:p text:style-name="P82">DateCreated → <text:span text:style-name="T40">The date on which the admin was added to the system.</text:span></text:p>
        </text:list-item>
        <text:list-item>
          <text:p text:style-name="P82">LastLoginDate → <text:span text:style-name="T41">The date on which the admin last logged in.</text:span></text:p>
        </text:list-item>
        <text:list-item>
          <text:p text:style-name="P83">Permission<text:span text:style-name="T42">s</text:span> → <text:span text:style-name="T43">The privileges that the </text:span><text:span text:style-name="T44">admin</text:span><text:span text:style-name="T43"> is given in the system.</text:span></text:p>
        </text:list-item>
      </text:list>
      <text:p text:style-name="P84"/>
      <text:p text:style-name="P85"><text:span text:style-name="T45">3.2 </text:span><text:span text:style-name="T46">Staff</text:span></text:p>
      <text:p text:style-name="P86"/>
      <text:list text:style-name="L11">
        <text:list-item>
          <text:p text:style-name="P87"><text:span text:style-name="T47">Id</text:span> → <text:span text:style-name="T31">A unique ID for the staff.</text:span></text:p>
        </text:list-item>
        <text:list-item>
          <text:p text:style-name="P88"><text:soft-page-break/>FirstName → <text:span text:style-name="T31">The first name of the staff.</text:span></text:p>
        </text:list-item>
        <text:list-item>
          <text:p text:style-name="P88">LastName → <text:span text:style-name="T31">The last name of the staff.</text:span></text:p>
        </text:list-item>
        <text:list-item>
          <text:p text:style-name="P88">Email → <text:span text:style-name="T31">The email of the staff.</text:span></text:p>
        </text:list-item>
        <text:list-item>
          <text:p text:style-name="P88">Username → <text:span text:style-name="T31">The personal username of the staff, for login purposes.</text:span></text:p>
        </text:list-item>
        <text:list-item>
          <text:p text:style-name="P89">PasswordHash → <text:span text:style-name="T48">The password of the staff, hashed.</text:span></text:p>
        </text:list-item>
        <text:list-item>
          <text:p text:style-name="P90"><text:span text:style-name="T36">Role</text:span><text:span text:style-name="T49">Id → </text:span><text:span text:style-name="T50">Specifies the role of the staff in the company. </text:span><text:span text:style-name="T51">(Staff or Senior Staff)</text:span></text:p>
        </text:list-item>
        <text:list-item>
          <text:p text:style-name="P91">Status → <text:span text:style-name="T52">Indicates if the staff is still active in the company or deactivated.</text:span></text:p>
        </text:list-item>
        <text:list-item>
          <text:p text:style-name="P92">DateCreated → <text:span text:style-name="T53">The date on which the staff was added to the system.</text:span></text:p>
        </text:list-item>
        <text:list-item>
          <text:p text:style-name="P92">LastLoginDate → <text:span text:style-name="T54">The date on which the staff last logged in.</text:span></text:p>
        </text:list-item>
        <text:list-item>
          <text:p text:style-name="P93"><text:span text:style-name="T55">Permission</text:span><text:span text:style-name="T56">s → </text:span><text:span text:style-name="T57">The privileges that the staff is given in the system. </text:span></text:p>
        </text:list-item>
      </text:list>
      <text:p text:style-name="P94"/>
      <text:p text:style-name="P95">3.3 <text:span text:style-name="T11">Supplier</text:span></text:p>
      <text:list xml:id="list1944428963" text:style-name="L12">
        <text:list-header>
          <text:p text:style-name="P96"/>
        </text:list-header>
        <text:list-item>
          <text:p text:style-name="P97">Id → <text:span text:style-name="T58">A unique ID for the supplier.</text:span></text:p>
        </text:list-item>
        <text:list-item>
          <text:p text:style-name="P97"><text:span text:style-name="T59">Supplier</text:span>Name → <text:span text:style-name="T60">The name of the supplier.</text:span></text:p>
        </text:list-item>
        <text:list-item>
          <text:p text:style-name="P97">ContactPerson<text:span text:style-name="T61">Name → </text:span><text:span text:style-name="T60">The name of the person they interact with.</text:span></text:p>
        </text:list-item>
        <text:list-item>
          <text:p text:style-name="P98">ContactPersonEmail → <text:span text:style-name="T62">The email of the person they interact with.</text:span></text:p>
        </text:list-item>
        <text:list-item>
          <text:p text:style-name="P98">ContactPersonPhone → <text:span text:style-name="T62">The phone number of the person they interact with.</text:span></text:p>
        </text:list-item>
        <text:list-item>
          <text:p text:style-name="P99">ContactPersonRole → <text:span text:style-name="T62">The role of the person they interact with.</text:span></text:p>
        </text:list-item>
        <text:list-item>
          <text:p text:style-name="P100">Address → <text:span text:style-name="T63">The physical address of the supplier.</text:span></text:p>
        </text:list-item>
        <text:list-item>
          <text:p text:style-name="P101">Phon<text:span text:style-name="T64">e → </text:span><text:span text:style-name="T63">The phone number of the supplier.</text:span></text:p>
        </text:list-item>
        <text:list-item>
          <text:p text:style-name="P101">Email → <text:span text:style-name="T63">The email of the supplier.</text:span></text:p>
        </text:list-item>
        <text:list-item>
          <text:p text:style-name="P101">Website → <text:span text:style-name="T63">The URL of the supplier’s website.</text:span></text:p>
        </text:list-item>
        <text:list-item>
          <text:p text:style-name="P102">IsActive → <text:span text:style-name="T65">Indicates whether the supplier is still active or deactivated.</text:span></text:p>
        </text:list-item>
        <text:list-item>
          <text:p text:style-name="P102">DateCreated → <text:span text:style-name="T66">The date on which the supplier was added to the system.</text:span></text:p>
        </text:list-item>
      </text:list>
      <text:p text:style-name="P103"/>
      <text:p text:style-name="P104">3.4 <text:span text:style-name="T11">StockTransaction</text:span></text:p>
      <text:p text:style-name="P105"/>
      <text:list text:style-name="L13">
        <text:list-item>
          <text:p text:style-name="P106">TransactionId → <text:span text:style-name="T67">A unique ID for each stock transaction.</text:span></text:p>
        </text:list-item>
        <text:list-item>
          <text:p text:style-name="P107">ProductId →<text:span text:style-name="T68">Identifies which product the stock change applies to.</text:span></text:p>
        </text:list-item>
        <text:list-item>
          <text:p text:style-name="P108">UserId → Identifies the admin or staff who performed the action.</text:p>
        </text:list-item>
        <text:list-item>
          <text:p text:style-name="P109">Date → The exact timestamp the transaction occurred.</text:p>
        </text:list-item>
        <text:list-item>
          <text:p text:style-name="P110">QuantityChange → The amount by which stock changed.</text:p>
        </text:list-item>
        <text:list-item>
          <text:p text:style-name="P111">Reason<text:span text:style-name="T69">TypeId</text:span> → <text:span text:style-name="T70">Provides clarity on the nature of the transaction.</text:span></text:p>
        </text:list-item>
        <text:list-item>
          <text:p text:style-name="P112"><text:soft-page-break/>PreviousStock → The stock quantity before this transaction was applied.</text:p>
        </text:list-item>
        <text:list-item>
          <text:p text:style-name="P113">NewStock → The stock quantity after the transaction was applied.</text:p>
        </text:list-item>
      </text:list>
      <text:p text:style-name="P103"/>
      <text:p text:style-name="P114">3.5 <text:span text:style-name="T11">PurchaseOrder</text:span><text:span text:style-name="T71"/></text:p>
      <text:p text:style-name="P115"><text:span text:style-name="T72"/></text:p>
      <text:list text:style-name="L14">
        <text:list-item>
          <text:p text:style-name="P116">PurchaseOrderId → Unique ID for each purchase order.</text:p>
        </text:list-item>
        <text:list-item>
          <text:p text:style-name="P117">SupplierId → Identifies the supplier to which the PO is sent.</text:p>
        </text:list-item>
        <text:list-item>
          <text:p text:style-name="P118">OrderDate → Date the PO was created.</text:p>
        </text:list-item>
        <text:list-item>
          <text:p text:style-name="P119">ExpectedDeliveryDate → Estimated date the supplier will deliver the goods.</text:p>
        </text:list-item>
        <text:list-item>
          <text:p text:style-name="P120">Status → Tracks where the PO is in the process (Pending/Approved/Sent/Partially Received/Completed/Canceled).</text:p>
        </text:list-item>
        <text:list-item>
          <text:p text:style-name="P121">Notes → Internal comments or instructions.</text:p>
        </text:list-item>
        <text:list-item>
          <text:p text:style-name="P122">AutoGenerated → It helps analytics and traceability (true, if PO was generated by the forecast engine or false, if created manually by the admin).</text:p>
        </text:list-item>
      </text:list>
      <text:p text:style-name="P123"/>
      <text:p text:style-name="P124">3.6 <text:span text:style-name="T73">PurchaseOrderItem</text:span></text:p>
      <text:p text:style-name="P125"/>
      <text:list text:style-name="L15">
        <text:list-item>
          <text:p text:style-name="P126">PurchaseOrderItemId <text:s/>→ <text:span text:style-name="T74">Unique ID for the PO line item.</text:span></text:p>
        </text:list-item>
        <text:list-item>
          <text:p text:style-name="P127">ProductId → Identifies which purchase order this item belongs to.</text:p>
        </text:list-item>
        <text:list-item>
          <text:p text:style-name="P128">QuantityOrdered → Quantity requested from the supplier.</text:p>
        </text:list-item>
        <text:list-item>
          <text:p text:style-name="P129">UnitCost → Cost of a single unit at the time the PO was created.</text:p>
        </text:list-item>
        <text:list-item>
          <text:p text:style-name="P130">TotalCost → StoredValue = QuantityOrdered * UnitCost.</text:p>
        </text:list-item>
        <text:list-item>
          <text:p text:style-name="P131">QuantityReceived → Tracks how much of this item has actually been delivered by the supplier.</text:p>
        </text:list-item>
        <text:list-item>
          <text:p text:style-name="P132">ReceivedDate → <text:span text:style-name="T75">The date on which the item was fully received.</text:span></text:p>
        </text:list-item>
        <text:list-item>
          <text:p text:style-name="P133">PurchaseOrderId → Links the item to the purchase order.</text:p>
        </text:list-item>
      </text:list>
      <text:p text:style-name="P134"/>
      <text:p text:style-name="P135">3.7 <text:span text:style-name="T76">Forecast</text:span><text:span text:style-name="T77"> </text:span><text:span text:style-name="T78">(</text:span><text:span text:style-name="T79">generated on demand</text:span><text:span text:style-name="T78">)</text:span></text:p>
      <text:p text:style-name="P136"/>
      <text:list text:style-name="L16">
        <text:list-item>
          <text:p text:style-name="P137">ForecastId → Identifies the forecast.</text:p>
        </text:list-item>
        <text:list-item>
          <text:p text:style-name="P138">ProductId → The product the forecast is for.</text:p>
        </text:list-item>
        <text:list-item>
          <text:p text:style-name="P139">ForecastDate → Date for which the prediction applies.</text:p>
        </text:list-item>
        <text:list-item>
          <text:p text:style-name="P140">ForecastedQuantity → How many units are expected to be needed/sold/used on that date.</text:p>
        </text:list-item>
        <text:list-item>
          <text:p text:style-name="P141">GeneratedOn → Timestamp when the forecast was calculated.</text:p>
        </text:list-item>
        <text:list-item>
          <text:p text:style-name="P142">MethodUsed → Indicates the forecasting algorithm used.</text:p>
        </text:list-item>
      </text:list>
      <text:p text:style-name="P143"><text:soft-page-break/></text:p>
      <text:p text:style-name="P144">3.8 <text:span text:style-name="T80">Report</text:span><text:span text:style-name="T81"> </text:span><text:span text:style-name="T78">(</text:span><text:span text:style-name="T79">generated on demand</text:span><text:span text:style-name="T78">)</text:span></text:p>
      <text:p text:style-name="P145"/>
      <text:list text:style-name="L17">
        <text:list-item>
          <text:p text:style-name="P146">ReportId → An identifier for the report.</text:p>
        </text:list-item>
        <text:list-item>
          <text:p text:style-name="P147">ReportType → <text:span text:style-name="T82">StockValuation/Shrinkage/Forecast/FastMoving/MonthlyUsage.</text:span></text:p>
        </text:list-item>
        <text:list-item>
          <text:p text:style-name="P148">Generate<text:span text:style-name="T83">d</text:span>On → Timestamp when the report was generated.</text:p>
        </text:list-item>
        <text:list-item>
          <text:p text:style-name="P149">GeneratedByUserId → The ID of the user who generated the report.</text:p>
        </text:list-item>
        <text:list-item>
          <text:p text:style-name="P150">PeriodStart → The <text:span text:style-name="T84">start of the </text:span>period for which the report was generated.</text:p>
        </text:list-item>
        <text:list-item>
          <text:p text:style-name="P151">PeriodEnd → The end of the period for which the report was generated.</text:p>
        </text:list-item>
        <text:list-item>
          <text:p text:style-name="P152">Data (JSON) → <text:span text:style-name="T85">The report result stored as JSON.</text:span></text:p>
        </text:list-item>
      </text:list>
      <text:p text:style-name="P153"/>
      <text:p text:style-name="P154">3.9 <text:span text:style-name="T11">Product</text:span></text:p>
      <text:p text:style-name="P154"/>
      <text:list text:style-name="L18">
        <text:list-item>
          <text:p text:style-name="P155">SKU → <text:span text:style-name="T86">A unique ID for the product.</text:span></text:p>
        </text:list-item>
        <text:list-item>
          <text:p text:style-name="P155">Name → <text:span text:style-name="T86">The name of the product.</text:span></text:p>
        </text:list-item>
        <text:list-item>
          <text:p text:style-name="P155">Description → <text:span text:style-name="T86">A </text:span><text:span text:style-name="T87">text describing the product.</text:span></text:p>
        </text:list-item>
        <text:list-item>
          <text:p text:style-name="P156"><text:span text:style-name="T88">Supplier</text:span><text:span text:style-name="T89">Id → </text:span><text:span text:style-name="T90">Links the product to its default supplier.</text:span></text:p>
        </text:list-item>
        <text:list-item>
          <text:p text:style-name="P155">Unit Price → <text:span text:style-name="T91">The selling price of the product.</text:span></text:p>
        </text:list-item>
        <text:list-item>
          <text:p text:style-name="P155">Cost Price → <text:span text:style-name="T92">The price the business pays the supplier for one unit.</text:span></text:p>
        </text:list-item>
        <text:list-item>
          <text:p text:style-name="P155">Minimum Stock Level → <text:span text:style-name="T93">The threshold below which the product becomes “low stock”.</text:span></text:p>
        </text:list-item>
        <text:list-item>
          <text:p text:style-name="P155">Current Stock → <text:span text:style-name="T94">The real time quantity available.</text:span></text:p>
        </text:list-item>
        <text:list-item>
          <text:p text:style-name="P155">Reorder Quantity → <text:span text:style-name="T95">The default quantity to order when stock is low.</text:span></text:p>
        </text:list-item>
        <text:list-item>
          <text:p text:style-name="P157">Category → <text:span text:style-name="T96">Allows grouping of products.</text:span></text:p>
        </text:list-item>
        <text:list-item>
          <text:p text:style-name="P158">UnitMeasurement → <text:span text:style-name="T97">The si</text:span><text:span text:style-name="T98">ze</text:span><text:span text:style-name="T97"> of the product.</text:span></text:p>
        </text:list-item>
        <text:list-item>
          <text:p text:style-name="P159">IsActive → Indicates if the product is available, to avoid deleting stock history.</text:p>
        </text:list-item>
        <text:list-item>
          <text:p text:style-name="P160">DateCreated → For audits and tracking when the product was added.</text:p>
        </text:list-item>
        <text:list-item>
          <text:p text:style-name="P161">LastUpdated → Tracks when product details were last changed.</text:p>
        </text:list-item>
        <text:list-item>
          <text:p text:style-name="P162">Barcode → <text:span text:style-name="T99">A numeric or alphanumeric code printed under the barcode symbol.</text:span></text:p>
        </text:list-item>
      </text:list>
      <text:p text:style-name="P163"/>
      <text:p text:style-name="P164"><text:span text:style-name="T100">3</text:span>.<text:span text:style-name="T100">1</text:span>0 <text:span text:style-name="T11">Permission</text:span></text:p>
      <text:list text:continue-list="list1944428963" text:style-name="L12">
        <text:list-header>
          <text:p text:style-name="P165"/>
        </text:list-header>
        <text:list-item>
          <text:p text:style-name="P166">Id → <text:span text:style-name="T101">A unique ID for the permission.</text:span></text:p>
        </text:list-item>
        <text:list-item>
          <text:p text:style-name="P166"><text:soft-page-break/>Name → <text:span text:style-name="T101">The name of the permission.</text:span></text:p>
        </text:list-item>
        <text:list-item>
          <text:p text:style-name="P166">Description → <text:span text:style-name="T102">A text describing the permission.</text:span></text:p>
        </text:list-item>
      </text:list>
      <text:p text:style-name="P167"/>
      <text:p text:style-name="P168"><text:span text:style-name="T100">3</text:span>.1<text:span text:style-name="T100">1</text:span> <text:span text:style-name="T11">Role</text:span></text:p>
      <text:p text:style-name="P169"/>
      <text:list text:style-name="L19">
        <text:list-item>
          <text:p text:style-name="P170">Id → <text:span text:style-name="T103">An identifier for the </text:span><text:span text:style-name="T104">role</text:span><text:span text:style-name="T103">. </text:span></text:p>
        </text:list-item>
        <text:list-item>
          <text:p text:style-name="P170">Name → <text:span text:style-name="T104">The name of the role.</text:span></text:p>
        </text:list-item>
      </text:list>
      <text:p text:style-name="P171"/>
      <text:p text:style-name="P172"><text:span text:style-name="T100">3</text:span>.<text:span text:style-name="T100">1</text:span>2 <text:span text:style-name="T11">RolePermission</text:span></text:p>
      <text:p text:style-name="P171"/>
      <text:list text:style-name="L20">
        <text:list-item>
          <text:p text:style-name="P173">RoleId → <text:span text:style-name="T105">Links the entity to a role.</text:span></text:p>
        </text:list-item>
        <text:list-item>
          <text:p text:style-name="P173">PermissionId → <text:span text:style-name="T106">Links the entity to a permission.</text:span></text:p>
        </text:list-item>
      </text:list>
      <text:p text:style-name="P174"/>
      <text:p text:style-name="P175">3.13 <text:span text:style-name="T11">ReasonType</text:span><text:span text:style-name="T71"/></text:p>
      <text:p text:style-name="P176"><text:span text:style-name="T72"/></text:p>
      <text:list text:style-name="L21">
        <text:list-item>
          <text:p text:style-name="P177">Id → A unique ID for the reason type.</text:p>
        </text:list-item>
        <text:list-item>
          <text:p text:style-name="P177">Reason → (Received/Issued/Adjusted/Damaged/Returned)</text:p>
        </text:list-item>
      </text:list>
      <text:p text:style-name="P178"/>
      <text:p text:style-name="P179">____________________________________________________________</text:p>
      <text:p text:style-name="P180">4. Permission Types</text:p>
      <text:p text:style-name="P179"/>
      <text:p text:style-name="P181">4.1 <text:span text:style-name="T11">User Management</text:span></text:p>
      <text:p text:style-name="P181"><text:span text:style-name="T72"/></text:p>
      <text:list text:style-name="L22">
        <text:list-item>
          <text:p text:style-name="P182">C<text:span text:style-name="T107">reate</text:span>U<text:span text:style-name="T107">ser</text:span></text:p>
        </text:list-item>
        <text:list-item>
          <text:p text:style-name="P182">E<text:span text:style-name="T107">dit</text:span>U<text:span text:style-name="T107">ser</text:span></text:p>
        </text:list-item>
        <text:list-item>
          <text:p text:style-name="P182">D<text:span text:style-name="T107">eactivate</text:span>U<text:span text:style-name="T107">ser</text:span></text:p>
        </text:list-item>
        <text:list-item>
          <text:p text:style-name="P182">V<text:span text:style-name="T108">iew</text:span>U<text:span text:style-name="T108">sers</text:span></text:p>
        </text:list-item>
      </text:list>
      <text:p text:style-name="P183"/>
      <text:p text:style-name="P184">4.2 <text:span text:style-name="T11">Product Management</text:span></text:p>
      <text:p text:style-name="P184"><text:span text:style-name="T72"/></text:p>
      <text:list text:style-name="L23">
        <text:list-item>
          <text:p text:style-name="P185">A<text:span text:style-name="T109">dd</text:span>P<text:span text:style-name="T109">roduct</text:span></text:p>
        </text:list-item>
        <text:list-item>
          <text:p text:style-name="P185">E<text:span text:style-name="T109">dit</text:span>P<text:span text:style-name="T109">roduct</text:span></text:p>
        </text:list-item>
        <text:list-item>
          <text:p text:style-name="P185">D<text:span text:style-name="T110">eactivate</text:span>P<text:span text:style-name="T110">roduct</text:span></text:p>
        </text:list-item>
        <text:list-item>
          <text:p text:style-name="P185">V<text:span text:style-name="T110">iew</text:span>P<text:span text:style-name="T110">roduct</text:span>D<text:span text:style-name="T110">etails</text:span></text:p>
        </text:list-item>
        <text:list-item>
          <text:p text:style-name="P186">ViewProductHistory</text:p>
        </text:list-item>
      </text:list>
      <text:p text:style-name="P187"/>
      <text:p text:style-name="P188">4.3 <text:span text:style-name="T11">Supplier Management</text:span></text:p>
      <text:p text:style-name="P188"><text:span text:style-name="T72"/></text:p>
      <text:list text:style-name="L24">
        <text:list-item>
          <text:p text:style-name="P189"><text:soft-page-break/>AddSupplier</text:p>
        </text:list-item>
        <text:list-item>
          <text:p text:style-name="P189">EditSupplier</text:p>
        </text:list-item>
        <text:list-item>
          <text:p text:style-name="P189">DeactivateSupplier</text:p>
        </text:list-item>
        <text:list-item>
          <text:p text:style-name="P189">ViewSupplierDetails</text:p>
        </text:list-item>
      </text:list>
      <text:p text:style-name="P190"/>
      <text:p text:style-name="P191">4.4 <text:span text:style-name="T11">Stock Management</text:span></text:p>
      <text:p text:style-name="P191"><text:span text:style-name="T72"/></text:p>
      <text:list text:style-name="L25">
        <text:list-item>
          <text:p text:style-name="P192">Record<text:span text:style-name="T111">Incoming</text:span>Stock</text:p>
        </text:list-item>
        <text:list-item>
          <text:p text:style-name="P193">Record<text:span text:style-name="T112">Outgoing</text:span>Stock</text:p>
        </text:list-item>
        <text:list-item>
          <text:p text:style-name="P194">RecordAdjustment</text:p>
        </text:list-item>
        <text:list-item>
          <text:p text:style-name="P195">ViewStockLevels</text:p>
        </text:list-item>
      </text:list>
      <text:p text:style-name="P196"/>
      <text:p text:style-name="P197">4.5 <text:span text:style-name="T11">Forecasting</text:span></text:p>
      <text:p text:style-name="P197"><text:span text:style-name="T113"/></text:p>
      <text:list text:style-name="L26">
        <text:list-item>
          <text:p text:style-name="P198">ViewForecast</text:p>
        </text:list-item>
        <text:list-item>
          <text:p text:style-name="P198">ViewForecastAlerts</text:p>
        </text:list-item>
        <text:list-item>
          <text:p text:style-name="P199">RefreshForecasts</text:p>
        </text:list-item>
      </text:list>
      <text:p text:style-name="P200"/>
      <text:p text:style-name="P201">4.6 <text:span text:style-name="T114">Procurement Management</text:span></text:p>
      <text:p text:style-name="P202"/>
      <text:list text:style-name="L27">
        <text:list-item>
          <text:p text:style-name="P203">CreatePurchaseOrder</text:p>
        </text:list-item>
        <text:list-item>
          <text:p text:style-name="P203">EditPurchaseOrder</text:p>
        </text:list-item>
        <text:list-item>
          <text:p text:style-name="P203">ViewPurchaseOrder</text:p>
        </text:list-item>
        <text:list-item>
          <text:p text:style-name="P203">ExportPurchaseOrderToPdf</text:p>
        </text:list-item>
        <text:list-item>
          <text:p text:style-name="P203">UpdatePurchaseOrderStatus</text:p>
        </text:list-item>
      </text:list>
      <text:p text:style-name="P201"/>
      <text:p text:style-name="P204">4.7 <text:span text:style-name="T115">Reports</text:span></text:p>
      <text:p text:style-name="P205"/>
      <text:list text:style-name="L28">
        <text:list-item>
          <text:p text:style-name="P206">ViewReports</text:p>
        </text:list-item>
        <text:list-item>
          <text:p text:style-name="P206">ExportReports</text:p>
        </text:list-item>
      </text:list>
      <text:p text:style-name="P207"/>
      <text:p text:style-name="P208">4.8 <text:span text:style-name="T11">Notifications</text:span></text:p>
      <text:p text:style-name="P208"><text:span text:style-name="T72"/></text:p>
      <text:list text:style-name="L29">
        <text:list-item>
          <text:p text:style-name="P209">ViewLowStockAlerts</text:p>
        </text:list-item>
        <text:list-item>
          <text:p text:style-name="P209">ViewStockoutPredictionAlerts</text:p>
        </text:list-item>
        <text:list-item>
          <text:p text:style-name="P209">ViewSlowMovingAlerts</text:p>
        </text:list-item>
      </text:list>
      <text:p text:style-name="P210"/>
      <text:p text:style-name="P211">____________________________________________________________</text:p>
      <text:p text:style-name="P212">5. Entity Relationships</text:p>
      <text:p text:style-name="P213"><text:soft-page-break/></text:p>
      <text:p text:style-name="P214">5.1 <text:span text:style-name="T116">User</text:span><text:span text:style-name="T117"> </text:span><text:span text:style-name="T118">may perform one or more</text:span><text:span text:style-name="T117"> </text:span><text:span text:style-name="T116">StockTransaction</text:span><text:span text:style-name="T117">s, but a StockTransaction is performed by one User. </text:span><text:span text:style-name="T119">[1:M]</text:span></text:p>
      <text:p text:style-name="P214"/>
      <text:p text:style-name="P215">5.2 <text:span text:style-name="T120">User</text:span><text:span text:style-name="T121"> may create one or more </text:span><text:span text:style-name="T120">PurchaseOrder</text:span><text:span text:style-name="T121">(s), </text:span><text:span text:style-name="T122">but a PurchaseOrder is created by one User. </text:span><text:span text:style-name="T123">[1:M</text:span><text:span text:style-name="T124">]</text:span></text:p>
      <text:p text:style-name="P215"/>
      <text:p text:style-name="P216">5.3 <text:span text:style-name="T125">Supplier</text:span><text:span text:style-name="T126"> may supply one or more </text:span><text:span text:style-name="T125">Product</text:span><text:span text:style-name="T126">(s), </text:span><text:span text:style-name="T127">but a Product is supplied by only one Supplier. </text:span><text:span text:style-name="T128">[1:M]</text:span></text:p>
      <text:p text:style-name="P216"/>
      <text:p text:style-name="P217">5.4 <text:span text:style-name="T129">Supplier</text:span><text:span text:style-name="T130"> may receive one or more </text:span><text:span text:style-name="T129">PurchaseOrder</text:span><text:span text:style-name="T130">(s), </text:span><text:span text:style-name="T131">but a PurchaseOrder may be sent to only one Supplier. </text:span><text:span text:style-name="T132">[1:M]</text:span></text:p>
      <text:p text:style-name="P217"/>
      <text:p text:style-name="P218">5.5 <text:span text:style-name="T133">Product</text:span><text:span text:style-name="T134"> may appear in one or more </text:span><text:span text:style-name="T133">StockTransaction</text:span><text:span text:style-name="T134">(s), </text:span><text:span text:style-name="T135">but a StockTransaction belong</text:span><text:span text:style-name="T136">s</text:span><text:span text:style-name="T135"> to one Product. </text:span><text:span text:style-name="T137">[1:M]</text:span></text:p>
      <text:p text:style-name="P218"/>
      <text:p text:style-name="P219">5.6 <text:span text:style-name="T138">Product</text:span><text:span text:style-name="T139"> may appear in one or more </text:span><text:span text:style-name="T138">PurchaseOrderItem</text:span><text:span text:style-name="T139">(s), but a PurchaseOrderItem belongs to one Product. </text:span><text:span text:style-name="T140">[1:M]</text:span></text:p>
      <text:p text:style-name="P219"/>
      <text:p text:style-name="P220">5.7 <text:span text:style-name="T141">PurchaseOrder</text:span> may contain one or more <text:span text:style-name="T141">PurchaseOrderItem</text:span>(s), but a PurchaseOrderItem belongs to one PurchaseOrder. [1:M]</text:p>
      <text:p text:style-name="P220"/>
      <text:p text:style-name="P221">5.8 <text:span text:style-name="T142">User</text:span><text:span text:style-name="T143"> may have one or more </text:span><text:span text:style-name="T142">Permission</text:span><text:span text:style-name="T143">(s), </text:span><text:span text:style-name="T144">and a Permission may be granted to one or more User(s). </text:span><text:span text:style-name="T145">[M:N]</text:span></text:p>
      <text:p text:style-name="P222"/>
      <text:p text:style-name="P210">____________________________________________________________</text:p>
      <text:p text:style-name="P223"><text:span text:style-name="T146">6</text:span>. Permission Assignments</text:p>
      <text:p text:style-name="P224"/>
      <text:p text:style-name="P225"><text:span text:style-name="T147">6</text:span>.1 <text:span text:style-name="T11">Admin</text:span></text:p>
      <text:p text:style-name="P225"><text:span text:style-name="T72"/></text:p>
      <text:list text:style-name="L30">
        <text:list-item>
          <text:p text:style-name="P226">All permissions</text:p>
        </text:list-item>
      </text:list>
      <text:p text:style-name="P227"/>
      <text:p text:style-name="P227"><text:span text:style-name="T147">6</text:span>.2 <text:span text:style-name="T148">Senior Staff</text:span></text:p>
      <text:p text:style-name="P228"/>
      <text:list text:style-name="L31">
        <text:list-item>
          <text:p text:style-name="P229">Stock Permissions</text:p>
        </text:list-item>
        <text:list-item>
          <text:p text:style-name="P230">Forecast Permissions</text:p>
        </text:list-item>
        <text:list-item>
          <text:p text:style-name="P231"><text:span text:style-name="T149">Procurement</text:span> Permission<text:span text:style-name="T150">s</text:span></text:p>
        </text:list-item>
        <text:list-item>
          <text:p text:style-name="P232">Notification Permissions</text:p>
        </text:list-item>
        <text:list-item>
          <text:p text:style-name="P233">Reports Permissions</text:p>
        </text:list-item>
        <text:list-item>
          <text:p text:style-name="P234"><text:soft-page-break/>ViewProductDetails</text:p>
        </text:list-item>
      </text:list>
      <text:p text:style-name="P235"/>
      <text:p text:style-name="P236"><text:span text:style-name="T147">6</text:span>.3 <text:span text:style-name="T11">Standard Staff</text:span></text:p>
      <text:p text:style-name="P236"><text:span text:style-name="T72"/></text:p>
      <text:list text:style-name="L32">
        <text:list-item>
          <text:p text:style-name="P237">RecordOutgoingStock <text:span text:style-name="T151">Permission</text:span></text:p>
        </text:list-item>
        <text:list-item>
          <text:p text:style-name="P238">ViewStockLevels Permission</text:p>
        </text:list-item>
        <text:list-item>
          <text:p text:style-name="P239">ViewForecast Permission</text:p>
        </text:list-item>
        <text:list-item>
          <text:p text:style-name="P240">ViewProductDetails <text:span text:style-name="T152">Permission</text:span></text:p>
        </text:list-item>
      </text:list>
      <text:p text:style-name="P241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2T12:37:47.061763143</dc:date>
    <meta:editing-duration>P1DT15H9M16S</meta:editing-duration>
    <meta:editing-cycles>538</meta:editing-cycles>
    <meta:print-date>2025-12-01T09:11:42.338576266</meta:print-date>
    <meta:document-statistic meta:table-count="0" meta:image-count="0" meta:object-count="0" meta:page-count="10" meta:paragraph-count="247" meta:word-count="1586" meta:character-count="9729" meta:non-whitespace-character-count="8572"/>
  </office:meta>
</office:document-meta>
</file>